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fo:line-height="110%" fo:text-align="start" style:justify-single-word="false"/>
    </style:style>
    <style:style style:name="P2" style:family="paragraph" style:parent-style-name="Standard">
      <style:paragraph-properties fo:margin-top="0cm" fo:margin-bottom="0.282cm" fo:line-height="110%" fo:text-align="center" style:justify-single-word="false"/>
    </style:style>
    <style:style style:name="P3" style:family="paragraph" style:parent-style-name="Standard">
      <style:paragraph-properties fo:margin-top="0cm" fo:margin-bottom="0.282cm" fo:line-height="11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82cm" fo:line-height="110%" fo:text-align="start" style:justify-single-word="false"/>
      <style:text-properties fo:color="#000000" style:font-name="Arial" fo:font-size="21pt" fo:font-weight="bold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82cm" fo:line-height="110%" fo:text-align="start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82cm" fo:line-height="110%" fo:text-align="start" style:justify-single-word="false"/>
      <style:text-properties style:use-window-font-color="true" style:font-name="Calibri1" fo:font-size="12pt" fo:font-weight="normal" fo:background-color="transparent" style:font-name-asian="Calibri1" style:font-size-asian="12pt" style:font-name-complex="Calibri1" style:font-size-complex="12pt"/>
    </style:style>
    <style:style style:name="T1" style:family="text">
      <style:text-properties style:use-window-font-color="true" style:font-name="Arial" fo:font-size="12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3" style:family="text">
      <style:text-properties fo:color="#000000" style:font-name="Arial" fo:font-size="12pt" fo:font-weight="normal" fo:background-color="transparent" style:font-name-asian="Arial" style:font-name-complex="Arial"/>
    </style:style>
    <style:style style:name="T4" style:family="text">
      <style:text-properties fo:color="#000000" style:font-name="Arial" fo:font-size="12pt" fo:font-weight="bold" fo:background-color="transparent" style:font-name-asian="Arial" style:font-name-complex="Arial"/>
    </style:style>
    <style:style style:name="T5" style:family="text">
      <style:text-properties fo:color="#000000" style:font-name="Arial" fo:font-size="12pt" fo:font-weight="bold" fo:background-color="transparent" style:font-name-asian="Arial" style:font-weight-asian="bold" style:font-name-complex="Arial" style:font-weight-complex="bold"/>
    </style:style>
    <style:style style:name="T6" style:family="text">
      <style:text-properties fo:color="#000000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" style:font-name-complex="Arial"/>
    </style:style>
    <style:style style:name="T7" style:family="text">
      <style:text-properties fo:color="#000000" style:font-name="Arial" fo:font-size="14pt" fo:font-weight="bold" fo:background-color="transparent" style:font-name-asian="Arial" style:font-name-complex="Arial"/>
    </style:style>
    <style:style style:name="T8" style:family="text">
      <style:text-properties fo:color="#000000" style:font-name="Arial" fo:font-size="14pt" fo:font-weight="normal" fo:background-color="transparent" style:font-name-asian="Arial" style:font-name-complex="Arial"/>
    </style:style>
    <style:style style:name="T9" style:family="text">
      <style:text-properties fo:color="#000000" style:font-name="Arial" fo:font-size="16pt" fo:font-weight="bold" fo:background-color="transparent" style:font-name-asian="Arial" style:font-name-complex="Arial"/>
    </style:style>
    <style:style style:name="T10" style:family="text">
      <style:text-properties fo:color="#000000" style:font-name="Arial" fo:font-size="13pt" fo:font-weight="bold" fo:background-color="transparent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<text:span text:style-name="T3">Rua Claudino Mattioda, 480 – Bairro Mattioda, Caxias do Sul - RS<text:line-break/>Cel. (54) 99116-7631 <text:s/>Recados 3211- 8343 <text:s text:c="71"/>Brasileiro – Natural de Bom Jesus – RS <text:line-break/>CNH: Categoria A E<text:line-break/></text:span><text:span text:style-name="T4">E-mail</text:span><text:span text:style-name="T3">: </text:span><text:a xlink:type="simple" xlink:href="mailto:htietbohl@hotmail.com" text:style-name="Internet_20_link" text:visited-style-name="Visited_20_Internet_20_Link">htietbohl@hotmail</text:a><text:a xlink:type="simple" xlink:href="mailto:htietbohl@hotmail.com" text:style-name="Internet_20_link" text:visited-style-name="Visited_20_Internet_20_Link">.com</text:a><text:span text:style-name="T6"> </text:span></text:p>
      <text:p text:style-name="P3"/>
      <text:p text:style-name="P4">Hugo Alexander Tietbohl. <text:s/></text:p>
      <text:p text:style-name="P1"><text:span text:style-name="T7"><text:line-break/>Objetivo: <text:line-break/></text:span><text:span text:style-name="T3">Buscar experiências profissionais, contribuir para a melhoria e desenvolvimento da empresa, crescer pessoalmente e profissionalmente.</text:span></text:p>
      <text:p text:style-name="P1"><text:span text:style-name="T7"><text:line-break/>Formação: <text:line-break/></text:span><text:span text:style-name="T3">Ensino Medio Completo <text:line-break/>Escola Estadual Frei Getulio <text:line-break/></text:span><text:span text:style-name="T5">Referencias:Trafego da caxiense. ( Braga, Fochesato e Monteiro ).</text:span><text:span text:style-name="T9"><text:line-break/><text:line-break/></text:span><text:span text:style-name="T7">Qualificação: </text:span><text:span text:style-name="T8"><text:line-break/>M</text:span><text:span text:style-name="T3">opp;<text:line-break/>Transporte de Passageiros;<text:line-break/>Operador de Empilhadeira. <text:line-break/>Direçao Denfensiva pela Tecnodriver BGDDC4.<text:line-break/><text:line-break/></text:span><text:span text:style-name="T7">Experiências Profissionais:</text:span></text:p>
      <text:p text:style-name="P1"><text:span text:style-name="T10"><text:s/>Expresso Caxiense </text:span><text:span text:style-name="T4">–</text:span><text:span text:style-name="T3"> Periodo: atualmenteTrabalhando</text:span></text:p>
      <text:p text:style-name="P5">Cargo:Motorista.</text:p>
      <text:p text:style-name="P1"><text:span text:style-name="T4">Rodalog logistica Ltda (AMBEV) <text:s/></text:span><text:span text:style-name="T3">- Período: Novembro de 2015 à Junho de 2017 <text:line-break/>Cargo: Motorista.</text:span></text:p>
      <text:p text:style-name="P1"><text:span text:style-name="T4">Rizzi e Cia Ltda (AGRIMAR) </text:span><text:span text:style-name="T3">- Maio de 2013 à setembro de 2015<text:line-break/>Cargo: Motorista Entrega. <text:line-break/></text:span><text:span text:style-name="T4"><text:line-break/></text:span><text:span text:style-name="T1">Madel Forros e Divisorias Ltda - <text:s/></text:span><text:span text:style-name="T2">Período: fevereiro de 2010 à Dezembro de 2013 <text:line-break/>Cargo: Motorista. <text:line-break/></text:span></text:p>
      <text:p text:style-name="P1"><text:span text:style-name="T1">Prossegur Transportes de Valores S/A. </text:span><text:span text:style-name="T2">- Período: Abril de 2006 à Janeiro de 2010<text:line-break/>Cargo: Motor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35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print-date>2018-11-12T09:26:48.91</meta:print-date>
    <dc:date>2019-04-03T11:45:20.92</dc:date>
    <meta:editing-duration>PT41M27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9" meta:word-count="152" meta:character-count="1164"/>
  </office:meta>
</office:document-meta>
</file>